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289b4" officeooo:paragraph-rsid="000289b4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00a4b0"/>
    </style:style>
    <style:style style:name="P6" style:family="paragraph" style:parent-style-name="Text_20_body">
      <style:text-properties officeooo:paragraph-rsid="00056954"/>
    </style:style>
    <style:style style:name="P7" style:family="paragraph" style:parent-style-name="Text_20_body">
      <style:text-properties officeooo:paragraph-rsid="00072f23"/>
    </style:style>
    <style:style style:name="P8" style:family="paragraph" style:parent-style-name="Text_20_body">
      <style:text-properties officeooo:rsid="00072f23" officeooo:paragraph-rsid="00072f23"/>
    </style:style>
    <style:style style:name="P9" style:family="paragraph" style:parent-style-name="Title">
      <style:text-properties officeooo:rsid="0000a4b0" officeooo:paragraph-rsid="0000a4b0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text-properties officeooo:rsid="0000a4b0" officeooo:paragraph-rsid="00056954"/>
    </style:style>
    <style:style style:name="P12" style:family="paragraph" style:parent-style-name="Heading_20_1" style:list-style-name="Numbering_20_123">
      <style:paragraph-properties fo:break-before="page"/>
      <style:text-properties officeooo:paragraph-rsid="00072f23"/>
    </style:style>
    <style:style style:name="P13" style:family="paragraph" style:parent-style-name="Heading_20_2">
      <style:text-properties officeooo:paragraph-rsid="00056954"/>
    </style:style>
    <style:style style:name="P14" style:family="paragraph" style:parent-style-name="Heading_20_2">
      <style:text-properties officeooo:rsid="0000a4b0" officeooo:paragraph-rsid="0000a4b0"/>
    </style:style>
    <style:style style:name="P15" style:family="paragraph" style:parent-style-name="Heading_20_2">
      <style:text-properties officeooo:rsid="0000a4b0" officeooo:paragraph-rsid="00056954"/>
    </style:style>
    <style:style style:name="P16" style:family="paragraph" style:parent-style-name="Heading_20_2">
      <style:text-properties officeooo:paragraph-rsid="00072f23"/>
    </style:style>
    <style:style style:name="P17" style:family="paragraph" style:parent-style-name="Text_20_body" style:list-style-name="L1">
      <style:text-properties officeooo:paragraph-rsid="00056954"/>
    </style:style>
    <style:style style:name="P18" style:family="paragraph" style:parent-style-name="Text_20_body" style:list-style-name="L2">
      <style:text-properties officeooo:paragraph-rsid="00072f23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officeooo:rsid="00072f23" officeooo:paragraph-rsid="000875a6"/>
    </style:style>
    <style:style style:name="P23" style:family="paragraph" style:parent-style-name="Text_20_body" style:list-style-name="L6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2"/>
    <style:style style:name="P28" style:family="paragraph" style:parent-style-name="Text_20_body" style:list-style-name="">
      <style:text-properties officeooo:rsid="0000a4b0" officeooo:paragraph-rsid="0000a4b0"/>
    </style:style>
    <style:style style:name="P29" style:family="paragraph" style:parent-style-name="Text_20_body">
      <style:text-properties officeooo:rsid="0000a4b0" officeooo:paragraph-rsid="0000a4b0"/>
    </style:style>
    <style:style style:name="P30" style:family="paragraph" style:parent-style-name="Text_20_body" style:list-style-name="">
      <style:text-properties officeooo:rsid="000c302e" officeooo:paragraph-rsid="000c302e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officeooo:paragraph-rsid="00056954"/>
    </style:style>
    <style:style style:name="P32" style:family="paragraph" style:parent-style-name="Text_20_body" style:list-style-name="L2">
      <style:paragraph-properties fo:margin-top="0cm" fo:margin-bottom="0cm" loext:contextual-spacing="false"/>
      <style:text-properties officeooo:paragraph-rsid="00072f23"/>
    </style:style>
    <style:style style:name="P33" style:family="paragraph" style:parent-style-name="Text_20_body" style:list-style-name="L3">
      <style:paragraph-properties fo:margin-top="0cm" fo:margin-bottom="0cm" loext:contextual-spacing="false"/>
    </style:style>
    <style:style style:name="P34" style:family="paragraph" style:parent-style-name="Text_20_body" style:list-style-name="L4">
      <style:paragraph-properties fo:margin-top="0cm" fo:margin-bottom="0cm" loext:contextual-spacing="false"/>
    </style:style>
    <style:style style:name="P35" style:family="paragraph" style:parent-style-name="Text_20_body" style:list-style-name="L5">
      <style:paragraph-properties fo:margin-top="0cm" fo:margin-bottom="0cm" loext:contextual-spacing="false"/>
    </style:style>
    <style:style style:name="P36" style:family="paragraph" style:parent-style-name="Text_20_body" style:list-style-name="L6">
      <style:paragraph-properties fo:margin-top="0cm" fo:margin-bottom="0cm" loext:contextual-spacing="false"/>
    </style:style>
    <style:style style:name="P37" style:family="paragraph" style:parent-style-name="Text_20_body" style:list-style-name="L7">
      <style:paragraph-properties fo:margin-top="0cm" fo:margin-bottom="0cm" loext:contextual-spacing="false"/>
    </style:style>
    <style:style style:name="P38" style:family="paragraph" style:parent-style-name="Text_20_body" style:list-style-name="L8">
      <style:paragraph-properties fo:margin-top="0cm" fo:margin-bottom="0cm" loext:contextual-spacing="false"/>
    </style:style>
    <style:style style:name="P39" style:family="paragraph" style:parent-style-name="Text_20_body" style:list-style-name="L9">
      <style:paragraph-properties fo:margin-top="0cm" fo:margin-bottom="0cm" loext:contextual-spacing="false"/>
    </style:style>
    <style:style style:name="P40" style:family="paragraph" style:parent-style-name="Text_20_body" style:list-style-name="L10">
      <style:paragraph-properties fo:margin-top="0cm" fo:margin-bottom="0cm" loext:contextual-spacing="false"/>
    </style:style>
    <style:style style:name="P41" style:family="paragraph" style:parent-style-name="Text_20_body" style:list-style-name="L11">
      <style:paragraph-properties fo:margin-top="0cm" fo:margin-bottom="0cm" loext:contextual-spacing="false"/>
    </style:style>
    <style:style style:name="P42" style:family="paragraph" style:parent-style-name="Text_20_body" style:list-style-name="L12">
      <style:paragraph-properties fo:margin-top="0cm" fo:margin-bottom="0cm" loext:contextual-spacing="false"/>
    </style:style>
    <style:style style:name="P43" style:family="paragraph" style:parent-style-name="Text_20_body" style:list-style-name="">
      <style:paragraph-properties fo:break-before="page"/>
      <style:text-properties officeooo:rsid="0000a4b0" officeooo:paragraph-rsid="0000a4b0"/>
    </style:style>
    <style:style style:name="T1" style:family="text">
      <style:text-properties officeooo:rsid="0000a4b0"/>
    </style:style>
    <style:style style:name="T2" style:family="text">
      <style:text-properties style:font-name="Liberation Sans" fo:font-size="14pt" fo:font-weight="bold" officeooo:rsid="0000a4b0" style:font-name-asian="Microsoft YaHei" style:font-size-asian="14pt" style:font-weight-asian="bold" style:font-name-complex="Arial" style:font-size-complex="14pt" style:font-weight-complex="bold"/>
    </style:style>
    <style:style style:name="T3" style:family="text">
      <style:text-properties officeooo:rsid="00056954"/>
    </style:style>
    <style:style style:name="T4" style:family="text">
      <style:text-properties officeooo:rsid="00099ae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umentation <text:line-break/>IHM</text:p>
      <text:p text:style-name="P29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Table des matières</text:p>
          </text:index-title>
        </text:index-body>
      </text:table-of-content>
      <text:h text:style-name="P28" text:outline-level="1"/>
      <text:h text:style-name="P28" text:outline-level="1"/>
      <text:h text:style-name="P28" text:outline-level="1"/>
      <text:h text:style-name="P30" text:outline-level="1"/>
      <text:list xml:id="list1968500621" text:style-name="Numbering_20_123">
        <text:list-header>
          <text:p text:style-name="P12"/>
        </text:list-header>
        <text:list-item>
          <text:p text:style-name="Heading_20_1"><text:span text:style-name="T4">I</text:span>ntroduction</text:p>
        </text:list-item>
      </text:list>
      <text:list xml:id="list2725120190" text:style-name="L3">
        <text:list-item>
          <text:p text:style-name="P33"><text:span text:style-name="Strong_20_Emphasis">Objectif du Document</text:span></text:p>
          <text:list>
            <text:list-item>
              <text:p text:style-name="P33">Présenter les objectifs du document et son utilité pour l'utilisateur.</text:p>
            </text:list-item>
          </text:list>
        </text:list-item>
        <text:list-item>
          <text:p text:style-name="P33"><text:span text:style-name="Strong_20_Emphasis">Audience Cible</text:span></text:p>
          <text:list>
            <text:list-item>
              <text:p text:style-name="P33">Définir qui est l'utilisateur final de l'IHM.</text:p>
            </text:list-item>
          </text:list>
        </text:list-item>
        <text:list-item>
          <text:p text:style-name="P33"><text:span text:style-name="Strong_20_Emphasis">Portée du Document</text:span></text:p>
          <text:list>
            <text:list-item>
              <text:p text:style-name="P19">Décrire brièvement ce qui sera couvert dans le document.</text:p>
            </text:list-item>
          </text:list>
        </text:list-item>
      </text:list>
      <text:list xml:id="list151059175568696" text:continue-list="list1968500621" text:style-name="Numbering_20_123">
        <text:list-item>
          <text:p text:style-name="Heading_20_1">Présentation de l'IHM</text:p>
        </text:list-item>
      </text:list>
      <text:list xml:id="list3451561718" text:style-name="L4">
        <text:list-item>
          <text:p text:style-name="P34"><text:span text:style-name="Strong_20_Emphasis">Description Générale</text:span></text:p>
          <text:list>
            <text:list-item>
              <text:p text:style-name="P34">Donner une vue d'ensemble de l'IHM et de ses principales fonctionnalités.</text:p>
            </text:list-item>
          </text:list>
        </text:list-item>
        <text:list-item>
          <text:p text:style-name="P34"><text:span text:style-name="Strong_20_Emphasis">Environnement de Travail</text:span></text:p>
          <text:list>
            <text:list-item>
              <text:p text:style-name="P20">Décrire le contexte dans lequel l'IHM est utilisée (ex : système d'exploitation, prérequis matériels).</text:p>
            </text:list-item>
          </text:list>
        </text:list-item>
      </text:list>
      <text:list xml:id="list151057689785155" text:continue-list="list151059175568696" text:style-name="Numbering_20_123">
        <text:list-item>
          <text:p text:style-name="Heading_20_1">Installation et Configuration</text:p>
        </text:list-item>
      </text:list>
      <text:list xml:id="list328701418" text:style-name="L5">
        <text:list-item>
          <text:p text:style-name="P35"><text:span text:style-name="Strong_20_Emphasis">Installation</text:span></text:p>
          <text:list>
            <text:list-item>
              <text:p text:style-name="P35">Étapes d'installation de l'IHM.</text:p>
            </text:list-item>
          </text:list>
        </text:list-item>
        <text:list-item>
          <text:p text:style-name="P35"><text:span text:style-name="Strong_20_Emphasis">Configuration Initiale</text:span></text:p>
          <text:list>
            <text:list-item>
              <text:p text:style-name="P21">Paramètres de configuration nécessaires pour commencer à utiliser l'IHM.</text:p>
            </text:list-item>
          </text:list>
        </text:list-item>
        <text:list-item>
          <text:p text:style-name="P22"><text:s/>- Python 3.7 (minimum)</text:p>
          <text:list>
            <text:list-item>
              <text:p text:style-name="P22">- Pip3<text:line-break/><text:tab/>- Numpy<text:line-break/><text:tab/>- Pyqtgraph<text:line-break/><text:tab/>- Pyside6 </text:p>
            </text:list-item>
          </text:list>
        </text:list-item>
      </text:list>
      <text:list xml:id="list151059626198749" text:continue-list="list151057689785155" text:style-name="Numbering_20_123">
        <text:list-item>
          <text:p text:style-name="Heading_20_1">Guide de Prise en Main</text:p>
        </text:list-item>
      </text:list>
      <text:list xml:id="list1032014911" text:style-name="L6">
        <text:list-item>
          <text:p text:style-name="P36"><text:span text:style-name="Strong_20_Emphasis">Connexion et Déconnexion</text:span></text:p>
          <text:list>
            <text:list-item>
              <text:p text:style-name="P36">Comment se connecter et se déconnecter de l'IHM.</text:p>
            </text:list-item>
          </text:list>
        </text:list-item>
        <text:list-item>
          <text:p text:style-name="P36"><text:span text:style-name="Strong_20_Emphasis">Navigation de Base</text:span></text:p>
          <text:list>
            <text:list-item>
              <text:p text:style-name="P36">Explication des éléments principaux de la navigation (menu, barres d'outils, etc.).</text:p>
            </text:list-item>
          </text:list>
        </text:list-item>
        <text:list-item>
          <text:p text:style-name="P36"><text:span text:style-name="Strong_20_Emphasis">Description des Écrans Principaux</text:span></text:p>
          <text:list>
            <text:list-item>
              <text:p text:style-name="P23">Présentation des principaux écrans et de leurs fonctions.</text:p>
            </text:list-item>
          </text:list>
        </text:list-item>
      </text:list>
      <text:h text:style-name="Heading_20_4" text:outline-level="4"><text:soft-page-break/></text:h>
      <text:list xml:id="list151058457255659" text:continue-list="list151059626198749" text:style-name="Numbering_20_123">
        <text:list-item>
          <text:p text:style-name="Heading_20_1">Scénarios d'Utilisation</text:p>
        </text:list-item>
      </text:list>
      <text:list xml:id="list3237619470" text:style-name="L8">
        <text:list-item>
          <text:p text:style-name="P38"><text:span text:style-name="Strong_20_Emphasis">Scénario 1</text:span></text:p>
          <text:list>
            <text:list-item>
              <text:p text:style-name="P38">Exemple concret d'utilisation de l'IHM dans un scénario spécifique.</text:p>
            </text:list-item>
          </text:list>
        </text:list-item>
        <text:list-item>
          <text:p text:style-name="P38"><text:span text:style-name="Strong_20_Emphasis">Scénario 2</text:span></text:p>
          <text:list>
            <text:list-item>
              <text:p text:style-name="P38">Exemple concret d'utilisation de l'IHM dans un autre scénario spécifique.</text:p>
            </text:list-item>
          </text:list>
        </text:list-item>
        <text:list-item>
          <text:p text:style-name="P38"><text:span text:style-name="Strong_20_Emphasis">Scénario 3</text:span></text:p>
          <text:list>
            <text:list-item>
              <text:p text:style-name="P24">Etc.</text:p>
            </text:list-item>
          </text:list>
        </text:list-item>
      </text:list>
      <text:list xml:id="list151059062570111" text:continue-list="list151058457255659" text:style-name="Numbering_20_123">
        <text:list-item>
          <text:p text:style-name="Heading_20_1">Résolution des Problèmes Courants</text:p>
        </text:list-item>
      </text:list>
      <text:list xml:id="list1883063322" text:style-name="L9">
        <text:list-item>
          <text:p text:style-name="P39"><text:span text:style-name="Strong_20_Emphasis">Problèmes Connus et Solutions</text:span></text:p>
          <text:list>
            <text:list-item>
              <text:p text:style-name="P39">Liste des problèmes courants et des solutions.</text:p>
            </text:list-item>
          </text:list>
        </text:list-item>
        <text:list-item>
          <text:p text:style-name="P39"><text:span text:style-name="Strong_20_Emphasis">FAQ</text:span></text:p>
          <text:list>
            <text:list-item>
              <text:p text:style-name="P25">Réponses aux questions fréquemment posées.</text:p>
              <text:p text:style-name="P25"/>
            </text:list-item>
          </text:list>
        </text:list-item>
      </text:list>
      <text:list xml:id="list151059593598996" text:continue-list="list151059062570111" text:style-name="Numbering_20_123">
        <text:list-item>
          <text:p text:style-name="Heading_20_1">Conclusion</text:p>
        </text:list-item>
      </text:list>
      <text:list xml:id="list4131167832" text:style-name="L12">
        <text:list-item>
          <text:p text:style-name="P42"><text:span text:style-name="Strong_20_Emphasis">Résumé</text:span></text:p>
          <text:list>
            <text:list-item>
              <text:p text:style-name="P42">Récapitulatif des points clés abordés dans le document.</text:p>
            </text:list-item>
          </text:list>
        </text:list-item>
        <text:list-item>
          <text:p text:style-name="P42"><text:span text:style-name="Strong_20_Emphasis">Remerciements et Informations Complémentaires</text:span></text:p>
          <text:list>
            <text:list-item>
              <text:p text:style-name="P27">Remerciements et informations additionnelles pour les utilisateurs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list-style-name="Numbering_20_123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353cm" fo:margin-bottom="0.212cm" loext:contextual-spacing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289b4" officeooo:paragraph-rsid="000289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MP1"/>
        <text:p text:style-name="MP1"/>
        <text:p text:style-name="MP1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03T14:14:46.386000000</meta:creation-date>
    <meta:editing-duration>PT35M54S</meta:editing-duration>
    <meta:editing-cycles>4</meta:editing-cycles>
    <meta:generator>LibreOffice/6.4.1.2$Windows_X86_64 LibreOffice_project/4d224e95b98b138af42a64d84056446d09082932</meta:generator>
    <dc:date>2024-06-03T15:10:57.533000000</dc:date>
    <meta:document-statistic meta:table-count="0" meta:image-count="0" meta:object-count="0" meta:page-count="4" meta:paragraph-count="46" meta:word-count="260" meta:character-count="1609" meta:non-whitespace-character-count="1432"/>
  </office:meta>
</office:document-meta>
</file>